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i math:fontstyle="italic">is.</math:mi>
      <math:mi math:fontstyle="italic">This</math:mi>
      <math:mi math:fontstyle="italic">is</math:mi>
      <math:mi math:fontstyle="italic">called</math:mi>
      <math:mtext> ital </math:mtext>
      <math:mi math:fontstyle="italic">parameter</math:mi>
      <math:mi math:fontstyle="italic">representation</math:mi>
      <math:mi math:fontstyle="italic">of</math:mi>
      <math:mi math:fontstyle="italic">A.</math:mi>
    </math:mrow>
    <math:annotation math:encoding="StarMath 5.0">is. This is called " ital "parameter representation of A.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6$Build-9268</meta:gener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